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color="#5a70b3"/>
    </style:style>
    <style:style style:name="T2" style:family="text">
      <style:text-properties fo:color="#9300c4"/>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span text:style-name="T3">Annihilation Wave Deck</text:span></text:span><text:span text:style-name="Strong_20_Emphasis">:<text:line-break/>9 Currs, Army<text:line-break/>6 Seekers, Army<text:line-break/>6 The Centurians, Army<text:line-break/>4 Annihilus, Anti-Matter Master<text:line-break/>2 Ravenous, Steward of Annihilus<text:line-break/>2 Annihilus, Ultimates<text:line-break/>2 Annihilus, Destroyer of Life<text:line-break/>2 Annihilus, The Living Death that Walks<text:line-break/>1 Tenebrous, of the Darkness<text:line-break/>1 Aegis, Lady of All Sorrows<text:line-break/>4 Negative Zone, Gateway<text:line-break/>4 Negative Zone, Prison Alpha<text:line-break/>2 Negative Zone, Shadow Dimension<text:line-break/>4 Negative Zone, Seat of Annihilus<text:line-break/>2 Negative Zone, Harvester of Sorrows<text:line-break/>4 Swarm of Annihilus<text:line-break/>4 Wave of Destruction<text:line-break/>2 Only Human </text:span></text:p>
      <text:p text:style-name="P1"><text:span text:style-name="Strong_20_Emphasis"/></text:p>
      <text:p text:style-name="P1"><text:span text:style-name="Strong_20_Emphasis"><text:span text:style-name="T3">Arrival Deck</text:span></text:span><text:span text:style-name="Strong_20_Emphasis">:<text:line-break/>1 Thanos, The Mad Titan<text:line-break/>1 Super Skrull, Nobel Sacrifice<text:line-break/>1 Richard Rider&lt;&gt;Nova Centurion, Keeper of the Worldmind<text:line-break/>1 Skreet, Chaos Mite<text:line-break/>1 Phyla-Vell&lt;&gt;Quasar, Protector of the Universe<text:line-break/>1 Ronan the Accuser, Kree Emperor<text:line-break/>1 Cammi, Annoying Sidekick <text:line-break/>1 Star-Lord, Peter Quill<text:line-break/>1 Drax the Destroyer, Titan Slayer<text:line-break/>1 Blastaar, The Living Bomb Burst<text:line-break/><text:line-break/></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oft-page-break/><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Victory Conditions:<text:line-break/>-The United Front wins the game by reducing the Annihilation Wave player's endurance to 0 or less endurance while UF's is higher<text:line-break/>-"you win the game", "you cannot lose" and "your opponent loses" cards have no effect<text:line-break/><text:line-break/>Setup:<text:line-break/>-The Annihilation Wave player starts the game with 200 endurance<text:line-break/>-The United Front players start with a shared total of 100 endurance<text:line-break/>-Each United Front player needs his or her own deck. <text:line-break/>-The Annihilation Wave starts the game by putting the 6 Avatars into play and shuffling the Annihilation Wave deck (you may adjust difficulty at your discretion by removing Avatars)<text:line-break/>-The Avatars cannot be interacted with in any way by the United Front players except by the methods described in the Avatars section<text:line-break/>-The United Front shuffle the Arrival Deck and place it face down in between themselves and the Annihilation Wave player<text:line-break/>-Each player draws an opening hand of four cards and may mulligan<text:line-break/>-The Annihilation Wave player draws an additional card for each United Front player, then places that many cards from his hand face down into his resource row<text:line-break/><text:line-break/>Avatars:<text:line-break/>-These symbolize everything from Annihilus' innate powers to the weapons at his disposal<text:line-break/>-Most of these cards have a number greater than 0 shown in the upper left hand corner, that is the Avatar's endurance total<text:line-break/>-Whenever the United Front players deals breakthrough or stun damage to the Annihilation Wave player, they may select one Avatar to deal that damage to instead<text:line-break/>-When an Avatar has its endurance reduced to 0, it is turned face down to show that power is inactive and the Annihilation Wave player takes damage equal to double the Avatar's printed endurance<text:line-break/>-Avatar's with a printed endurance of 0 may be chosen to deal breakthrough or stun damage to, but the Avatar will never be turned face down and cannot become inactive </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oft-page-break/><text:span text:style-name="Strong_20_Emphasis"/></text:p>
      <text:p text:style-name="Standard"><text:span text:style-name="Strong_20_Emphasis"/></text:p>
      <text:p text:style-name="Standard"><text:span text:style-name="Strong_20_Emphasis"/></text:p>
      <text:p text:style-name="Standard"><text:span text:style-name="Strong_20_Emphasis">Arrival Deck:</text:span><text:line-break/>-These cards represent some of the key participants in the Annihilation<text:line-break/>-A new phase called the "Arrival Phase" is added, which occurs before the Draw Phase<text:line-break/>-No effects may be activated or chained to actions during this phase<text:line-break/>-At the beginning of the Arrival Phase, if the top card of the Arrival deck is not face-up, the United Front flips over the top card revealing it to all players<text:line-break/>-Afterwords, If the revealed character has the Negative Zone affiliation:<text:line-break/>&gt;&gt;The Annihilation Wave may choose to Enlist it<text:line-break/>&gt;&gt;If the Annihilation Wave does not enlist it and it also has the United Front affiliation, the United Front may choose to Enlist it <text:line-break/>&gt;&gt;If it is not Enlisted, the Arrival Phase ends<text:line-break/>-If the revealed character does not have the Negative Zone affiliation, the United Front may choose to either:<text:line-break/>&gt;&gt;Enlist the currently revealed card<text:line-break/>*OR*<text:line-break/>&gt;&gt;Place the currently revealed card on the bottom of the Arrival Deck to reveal the next card<text:line-break/>&gt;&gt;If the revealed character does not have the Negative Zone affiliation, the United Front may Enlist it<text:line-break/>&gt;&gt;If the revealed character has the Negative Zone affiliation, the Annihilation Wave may Enlist it<text:line-break/>&gt;&gt;If it is not Enlisted, the Arrival Phase ends<text:line-break/>-Enlisting a character ends the Arrival Phase<text:line-break/>-While Enlisting a character from the Arrival Deck, treat its recruit cost as a threshold cost<text:line-break/>&gt;&gt;You can Enlist a character from the Arrival Deck if you have at least as many resources in play as the threshold cost of the character (the United Front do not share resources)<text:line-break/>-To Enlist a character from the Arrival deck, place it face-up in your resource row or in your character zone<text:line-break/>&gt;&gt;If placed in the resource row, that player may not play a resource this turn<text:line-break/>&gt;&gt;While in the resource row, it may not attack, reinforce, or be affected by any opposing effects<text:line-break/>&gt;&gt;&gt;If placed in the character zone, characters it protects cannot be attacked (this overrides all effects) and resources in it's row cannot be affected by opposing effects<text:line-break/>-After Enlisting a character, the United Front flips over the top card revealing it to all players<text:line-break/>-At the end of the Arrival Phase the recruit cost of the revealed card determines who has the initiative for the turn<text:line-break/>-If the recruit cost is odd the United Front has the initiative; if the recruit cost is even, then the Annihilation Wave has the initiative<text:line-break/>-The continuous powers of the revealed card are active for friendly players<text:line-break/><text:line-break/><text:line-break/><text:span text:style-name="Strong_20_Emphasis">Turn Sequence: </text:span><text:span text:style-name="Strong_20_Emphasis"><text:span text:style-name="T1">United Front</text:span></text:span> | <text:span text:style-name="Strong_20_Emphasis"><text:span text:style-name="T2">Annihilation Wave</text:span></text:span><text:line-break/>Arrival Phase: <text:span text:style-name="Strong_20_Emphasis"><text:span text:style-name="T1">Flip*</text:span></text:span>, <text:span text:style-name="Strong_20_Emphasis"><text:span text:style-name="T2">Enlist</text:span></text:span>, <text:span text:style-name="Strong_20_Emphasis"><text:span text:style-name="T1">Flip/Enlist</text:span></text:span>, <text:span text:style-name="Strong_20_Emphasis"><text:span text:style-name="T2">Enlist</text:span></text:span>, <text:span text:style-name="Strong_20_Emphasis"><text:span text:style-name="T1">Enlist</text:span></text:span><text:line-break/>Draw Phase: <text:span text:style-name="Strong_20_Emphasis"><text:span text:style-name="T1">Each Player Draws 2 Cards</text:span></text:span> | <text:span text:style-name="Strong_20_Emphasis"><text:span text:style-name="T2">Draws 4 cards</text:span></text:span><text:line-break/>Build Phase: <text:span text:style-name="Strong_20_Emphasis"><text:span text:style-name="T2">Builds first regardless of initiative</text:span></text:span> | <text:span text:style-name="Strong_20_Emphasis"><text:span text:style-name="T1">Share one resource, recruit, and formation step</text:span></text:span><text:line-break/>Combat Phase: <text:span text:style-name="Strong_20_Emphasis"><text:span text:style-name="T1">Share one Attack Step</text:span></text:span> | <text:span text:style-name="Strong_20_Emphasis"><text:span text:style-name="T2">Proceeds normally</text:span></text:span><text:line-break/>Recovery Phase: <text:span text:style-name="Strong_20_Emphasis"><text:span text:style-name="T1">Proceeds normally</text:span></text:span> | <text:span text:style-name="Strong_20_Emphasis"><text:span text:style-name="T2">Proceeds normally</text:spa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Tufo</meta:initial-creator>
    <meta:creation-date>2015-01-19T00:08:47.28</meta:creation-date>
    <meta:document-statistic meta:table-count="0" meta:image-count="0" meta:object-count="0" meta:page-count="3" meta:paragraph-count="4" meta:word-count="922" meta:character-count="5491"/>
    <dc:date>2015-01-19T01:15:55.78</dc:date>
    <dc:creator>Joseph Tufo</dc:creator>
    <meta:editing-duration>PT51M58S</meta:editing-duration>
    <meta:editing-cycles>1</meta:editing-cycles>
    <meta:generator>OpenOffice/4.0.0$Win32 OpenOffice.org_project/400m3$Build-9702</meta:generator>
  </office:meta>
</office:document-meta>
</file>